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fo:font-weight="bold" style:font-weight-asian="bold" style:font-weight-complex="bold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Standard" style:list-style-name="L5">
      <style:text-properties fo:font-weight="bold" style:font-weight-asian="bold" style:font-weight-complex="bold"/>
    </style:style>
    <style:style style:name="P11" style:family="paragraph" style:parent-style-name="Standard" style:list-style-name="L7">
      <style:text-properties fo:font-weight="bold" style:font-weight-asian="bold" style:font-weight-complex="bold"/>
    </style:style>
    <style:style style:name="P12" style:family="paragraph" style:parent-style-name="Standard" style:list-style-name="L8">
      <style:text-properties fo:font-weight="bold" style:font-weight-asian="bold" style:font-weight-complex="bold"/>
    </style:style>
    <style:style style:name="P13" style:family="paragraph" style:parent-style-name="Standard" style:list-style-name="L6">
      <style:text-properties fo:font-weight="bold" style:font-weight-asian="bold" style:font-weight-complex="bold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8"/>
    <style:style style:name="P19" style:family="paragraph" style:parent-style-name="Standard" style:list-style-name="L9"/>
    <style:style style:name="P20" style:family="paragraph" style:parent-style-name="Standard" style:list-style-name="L10">
      <style:text-properties fo:font-weight="normal" style:font-weight-asian="normal" style:font-weight-complex="normal"/>
    </style:style>
    <style:style style:name="P21" style:family="paragraph" style:parent-style-name="Standard" style:list-style-name="L6">
      <style:text-properties fo:font-weight="normal" style:font-weight-asian="normal" style:font-weight-complex="normal"/>
    </style:style>
    <style:style style:name="P22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1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Goals:</text:p>
      <text:list xml:id="list14815607351" text:style-name="L1">
        <text:list-item>
          <text:p text:style-name="P5">Users of desktop environments often have many tasks running simultaneously, and become overloaded, requiring them to spend increasing amounts of time navigating. <text:s/>However, since user more tasks to accomplish, they have even less time for navigation.</text:p>
        </text:list-item>
        <text:list-item>
          <text:p text:style-name="P5">Reduce the user overload situation by adding more input methods to the traditional desktop environment.</text:p>
          <text:list>
            <text:list-item>
              <text:p text:style-name="P5">Use voice input to prevent the ALT-TAB problem (find an application before being able to perform an acion)</text:p>
            </text:list-item>
            <text:list-item>
              <text:p text:style-name="P5">Don't replace traditional input methods with voice input methods if they perform WORSE, or if they user is being interrupted anyways by the complexity of the command.</text:p>
            </text:list-item>
          </text:list>
        </text:list-item>
        <text:list-item>
          <text:p text:style-name="P5">Allow coarse-granularity actions to occur for suitable applications without switching from a primary task (perform a task asynchronously).</text:p>
        </text:list-item>
      </text:list>
      <text:p text:style-name="Standard"/>
      <text:p text:style-name="Standard">[some already implemented, leave some parts till later, but still important for overload example: 4] </text:p>
      <text:list xml:id="list1034062482" text:style-name="L2">
        <text:list-item>
          <text:p text:style-name="P7">window manager command processor </text:p>
          <text:list>
            <text:list-item>
              <text:p text:style-name="P6">stiler.py already uses python to call wmctrl commands in similar ways that I want to do </text:p>
            </text:list-item>
            <text:list-item>
              <text:p text:style-name="P6">doesn't work for some programs in ubuntu unity, BUT THESE WORK IN UBUNTU 2D! </text:p>
              <text:list>
                <text:list-item>
                  <text:p text:style-name="P6">firefox </text:p>
                </text:list-item>
                <text:list-item>
                  <text:p text:style-name="P6">gedit </text:p>
                </text:list-item>
                <text:list-item>
                  <text:p text:style-name="P6">terminal </text:p>
                </text:list-item>
              </text:list>
            </text:list-item>
            <text:list-item>
              <text:p text:style-name="P6">implements: </text:p>
              <text:list>
                <text:list-item>
                  <text:p text:style-name="P6">left (on current window based on screen rez) </text:p>
                </text:list-item>
                <text:list-item>
                  <text:p text:style-name="P6">right (on current window, based on screen rez) </text:p>
                </text:list-item>
              </text:list>
            </text:list-item>
            <text:list-item>
              <text:p text:style-name="P6">need to implement </text:p>
              <text:list>
                <text:list-item>
                  <text:p text:style-name="P6">mark </text:p>
                </text:list-item>
              </text:list>
            </text:list-item>
          </text:list>
        </text:list-item>
        <text:list-item>
          <text:p text:style-name="P6"/>
        </text:list-item>
      </text:list>
      <text:p text:style-name="Standard"/>
      <text:p text:style-name="Standard">[next easiest: 3] </text:p>
      <text:list xml:id="list2096895678" text:style-name="L3">
        <text:list-item>
          <text:p text:style-name="P8">pidgin command processor </text:p>
          <text:list>
            <text:list-item>
              <text:p text:style-name="P14">can use dbus/gobject library to receive signals about message receival </text:p>
              <text:list>
                <text:list-item>
                  <text:p text:style-name="P14">https://developer.pidgin.im/wiki/DbusHowto </text:p>
                </text:list-item>
              </text:list>
            </text:list-item>
            <text:list-item>
              <text:p text:style-name="P14">1st thread: </text:p>
              <text:list>
                <text:list-item>
                  <text:p text:style-name="P14">block on signals to be received, such as receive message. <text:s/>Records the sender of the last received message. </text:p>
                </text:list-item>
              </text:list>
            </text:list-item>
            <text:list-item>
              <text:p text:style-name="P14">2nd thread: </text:p>
              <text:list>
                <text:list-item>
                  <text:p text:style-name="P14">block on messages from command server </text:p>
                </text:list-item>
              </text:list>
            </text:list-item>
          </text:list>
        </text:list-item>
      </text:list>
      <text:p text:style-name="Standard"/>
      <text:p text:style-name="Standard">[easiest: 1] </text:p>
      <text:list xml:id="list313267945" text:style-name="L4">
        <text:list-item>
          <text:p text:style-name="P9">clementine command processor </text:p>
          <text:list>
            <text:list-item>
              <text:p text:style-name="P15">use qdbus command </text:p>
            </text:list-item>
            <text:list-item>
              <text:p text:style-name="P15">not sure how to do track search </text:p>
            </text:list-item>
          </text:list>
        </text:list-item>
      </text:list>
      <text:p text:style-name="Standard"/>
      <text:p text:style-name="Standard">[2] </text:p>
      <text:list xml:id="list1994296657" text:style-name="L5">
        <text:list-item>
          <text:p text:style-name="P10">notifications </text:p>
        </text:list-item>
      </text:list>
      <text:list xml:id="list931362425" text:style-name="L6">
        <text:list-item>
          <text:p text:style-name="P16">use notify-osd command </text:p>
        </text:list-item>
        <text:list-item>
          <text:p text:style-name="P16">if we want multiple messages, see http://www.webupd8.org/2011/05/how-to-use-standard-<text:soft-page-break/>gnome-notification.html </text:p>
          <text:list>
            <text:list-item>
              <text:p text:style-name="P16">use gnome message daemon </text:p>
            </text:list-item>
          </text:list>
        </text:list-item>
      </text:list>
      <text:p text:style-name="Standard"/>
      <text:list xml:id="list201168267" text:continue-numbering="true" text:style-name="L6">
        <text:list-item>
          <text:p text:style-name="P13">command parsing</text:p>
          <text:list>
            <text:list-item>
              <text:p text:style-name="P21">DFA like algorithm for determining command delimeters</text:p>
            </text:list-item>
            <text:list-item>
              <text:p text:style-name="P21">need to handle ['arg', ['many', 'str']] for searching</text:p>
            </text:list-item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Standard"/>
      <text:p text:style-name="Standard">[important for project: 5] </text:p>
      <text:list xml:id="list454852755" text:style-name="L7">
        <text:list-item>
          <text:p text:style-name="P11">speech-to-text command server </text:p>
          <text:list>
            <text:list-item>
              <text:p text:style-name="P17">CMUSphinx? </text:p>
            </text:list-item>
            <text:list-item>
              <text:p text:style-name="P17">need to choose best method for matching command words and separating from command arguments </text:p>
              <text:list>
                <text:list-item>
                  <text:p text:style-name="P17">investigate prior research into voice commands / HCI </text:p>
                </text:list-item>
              </text:list>
            </text:list-item>
          </text:list>
        </text:list-item>
      </text:list>
      <text:p text:style-name="Standard"/>
      <text:p text:style-name="Standard">[stresses overloadedness, but harder: 6] </text:p>
      <text:list xml:id="list2096574539" text:style-name="L8">
        <text:list-item>
          <text:p text:style-name="P12">firefox command processor </text:p>
          <text:list>
            <text:list-item>
              <text:p text:style-name="P18">can firefox plugins use sockets? </text:p>
            </text:list-item>
          </text:list>
        </text:list-item>
      </text:list>
      <text:p text:style-name="Standard"/>
      <text:p text:style-name="Standard">FINISH ABOVE BY Monday Nov 4th</text:p>
      <text:p text:style-name="Standard"/>
      <text:p text:style-name="Standard">clementine command processor:</text:p>
      <text:p text:style-name="Standard"/>
      <text:p text:style-name="Standard">pidgin command processor:</text:p>
      <text:p text:style-name="Standard">- need to implement sending a message on reply</text:p>
      <text:p text:style-name="Standard"/>
      <text:p text:style-name="Standard">window command processor:</text:p>
      <text:p text:style-name="Standard">LEFT</text:p>
      <text:p text:style-name="Standard">RIGHT</text:p>
      <text:p text:style-name="Standard">MARK &lt;name&gt;</text:p>
      <text:p text:style-name="Standard">GOTO &lt;name&gt;</text:p>
      <text:p text:style-name="Standard"/>
      <text:p text:style-name="Standard">asynchronous messages:</text:p>
      <text:p text:style-name="Standard">SEND clementine PLAY</text:p>
      <text:p text:style-name="Standard"/>
      <text:p text:style-name="Standard">DFA command parsing:</text:p>
      <text:p text:style-name="Standard">- error detection + reporting “what I saw so far”</text:p>
      <text:p text:style-name="Standard"/>
      <text:p text:style-name="Standard">Notify OSD feedback:</text:p>
      <text:p text:style-name="Standard"/>
      <text:p text:style-name="Standard">Macro record:</text:p>
      <text:p text:style-name="Standard"/>
      <text:p text:style-name="Standard">voice-to-text sever:</text:p>
      <text:p text:style-name="Standard"/>
      <text:p text:style-name="Standard">fuzzy DFA command delegation:</text:p>
      <text:p text:style-name="P4">[initially for testing, but needed to implement speech-to-text command server: 2] </text:p>
      <text:p text:style-name="P1">text-command server </text:p>
      <text:list xml:id="list223895582" text:style-name="L9">
        <text:list-item>
          <text:p text:style-name="P19">for testing; implements all functionality of speech-to-text command server (minus the speech-to-text part) </text:p>
        </text:list-item>
        <text:list-item>
          <text:p text:style-name="P19">REPL that asks for commands, then forwards them after determining </text:p>
          <text:list>
            <text:list-item>
              <text:p text:style-name="P19">which application it's for (use fuzzy case insensitive match for SEND) </text:p>
            </text:list-item>
            <text:list-item>
              <text:p text:style-name="P19">if not a SEND, find out the current active window, and send to whichever command processor corresponds to that window </text:p>
              <text:list>
                <text:list-item>
                  <text:p text:style-name="P19">use wmctrl -lG -p, where -p gets the pid. <text:s/>Then look at /proc/&lt;pid&gt;/comm to find the command processor registered for that application name.</text:p>
                </text:list-item>
              </text:list>
            </text:list-item>
          </text:list>
        </text:list-item>
      </text:list>
      <text:p text:style-name="Standard"/>
      <text:p text:style-name="P1">Combining input methods</text:p>
      <text:list xml:id="list1609149984" text:style-name="L10">
        <text:list-item>
          <text:p text:style-name="P20">can't use just voice input for all commands</text:p>
        </text:list-item>
        <text:list-item>
          <text:p text:style-name="P20"><text:span text:style-name="T2">Design Goal:</text:span> do not replace voice input for input methods that are more effective.</text:p>
          <text:list>
            <text:list-item>
              <text:p text:style-name="P20">e.g. When sending a user a reply message, allow the user to respond by TYPING a message, since rate of error with voice input increases with size of message</text:p>
              <text:list>
                <text:list-item>
                  <text:p text:style-name="P20">give the user a choice to voice-interpret the message as a convenience</text:p>
                </text:list-item>
              </text:list>
            </text:list-item>
          </text:list>
        </text:list-item>
        <text:list-item>
          <text:p text:style-name="P22">Can we combine input methods?</text:p>
          <text:list>
            <text:list-item>
              <text:p text:style-name="P22">Need a visual component</text:p>
              <text:list>
                <text:list-item>
                  <text:p text:style-name="P23">provide user feedback about voice interpretations (how to prevent the problem of a user REPEATING A PHRASE CAREFULLY)</text:p>
                  <text:list>
                    <text:list-item>
                      <text:p text:style-name="P23">fuzzy matches with visual selection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Research:</text:p>
      <text:list xml:id="list420328229" text:style-name="L11">
        <text:list-item>
          <text:p text:style-name="P24">voice input</text:p>
          <text:list>
            <text:list-item>
              <text:p text:style-name="P24">what is it good at</text:p>
              <text:list>
                <text:list-item>
                  <text:p text:style-name="P24">not interrupting current input methods (e.g. Keyboard, mouse)</text:p>
                </text:list-item>
                <text:list-item>
                  <text:p text:style-name="P24">can people <text:span text:style-name="T1">talk and type at the same time?</text:span></text:p>
                </text:list-item>
              </text:list>
            </text:list-item>
            <text:list-item>
              <text:p text:style-name="P24">what is it bad at</text:p>
              <text:list>
                <text:list-item>
                  <text:p text:style-name="P24">show it's worse for longer text (speech-to-text paper)</text:p>
                </text:list-item>
                <text:list-item>
                  <text:p text:style-name="P24">show it's bad at delimiting commands from arguments (HCI voice command paper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3-10-31T12:35:03</meta:creation-date>
    <dc:date>2013-11-06T18:49:36</dc:date>
    <meta:editing-duration>PT47M</meta:editing-duration>
    <meta:editing-cycles>58</meta:editing-cycles>
    <meta:generator>LibreOffice/3.5$Linux_X86_64 LibreOffice_project/350m1$Build-2</meta:generator>
    <meta:document-statistic meta:table-count="0" meta:image-count="0" meta:object-count="0" meta:page-count="3" meta:paragraph-count="87" meta:word-count="681" meta:character-count="4161" meta:non-whitespace-character-count="3580"/>
  </office:meta>
</office:document-meta>
</file>